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6.382cm"/>
    </style:style>
    <style:style style:name="co18" style:family="table-column">
      <style:table-column-properties fo:break-before="auto" style:column-width="12.709cm"/>
    </style:style>
    <style:style style:name="co12" style:family="table-column">
      <style:table-column-properties fo:break-before="auto" style:column-width="3.69cm"/>
    </style:style>
    <style:style style:name="co13" style:family="table-column">
      <style:table-column-properties fo:break-before="auto" style:column-width="0.998cm"/>
    </style:style>
    <style:style style:name="co14" style:family="table-column">
      <style:table-column-properties fo:break-before="auto" style:column-width="4.023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2.053cm"/>
    </style:style>
    <style:style style:name="co20" style:family="table-column">
      <style:table-column-properties fo:break-before="auto" style:column-width="1.16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ffff66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ff6633"/>
    </style:style>
    <style:style style:name="ce19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color="#5c8526"/>
    </style:style>
  </office:automatic-styles>
  <office:body>
    <office:spreadsheet>
      <table:table table:name="bads" table:style-name="ta1" table:print="false"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4" table:number-columns-repeated="10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if</text:p>
          </table:table-cell>
          <table:table-cell office:value-type="string">
            <text:p>life</text:p>
          </table:table-cell>
          <table:table-cell office:value-type="string">
            <text:p>sfx_hit</text:p>
          </table:table-cell>
          <table:table-cell office:value-type="string">
            <text:p>sfx_explo</text:p>
          </table:table-cell>
          <table:table-cell table:number-columns-repeated="1019"/>
        </table:table-row>
        <table:table-row table:style-name="ro1">
          <table:table-cell office:value-type="string">
            <text:p>FOLLOW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DIAGON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DIAGON_EG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GY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CHAS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ORD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RAPTOR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ANK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HIEL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WHALE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COWAR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$EOF</text:p>
          </table:table-cell>
          <table:table-cell table:style-name="ce7" table:number-columns-repeated="3"/>
          <table:table-cell table:style-name="ce1"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ves" table:style-name="ta1" table:print="false">
        <table:table-column table:style-name="co12" table:default-cell-style-name="ce11"/>
        <table:table-column table:style-name="co13" table:default-cell-style-name="ce10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9" table:default-cell-style-name="ce10"/>
        <table:table-column table:style-name="co4" table:default-cell-style-name="ce10"/>
        <table:table-column table:style-name="co20" table:default-cell-style-name="ce10"/>
        <table:table-column table:style-name="co4" table:number-columns-repeated="1015" table:default-cell-style-name="ce10"/>
        <table:table-row table:style-name="ro1">
          <table:table-cell table:style-name="ce10" office:value-type="string">
            <text:p>type</text:p>
          </table:table-cell>
          <table:table-cell office:value-type="string">
            <text:p>max</text:p>
          </table:table-cell>
          <table:table-cell table:style-name="ce10" office:value-type="string">
            <text:p>bads</text:p>
          </table:table-cell>
          <table:table-cell office:value-type="string">
            <text:p>chrono</text:p>
          </table:table-cell>
          <table:table-cell office:value-type="string">
            <text:p>weight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est</text:p>
          </table:table-cell>
          <table:table-cell office:value-type="string">
            <text:p>minLevel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FOLLOWER</text:p>
          </table:table-cell>
          <table:table-cell table:style-name="ce1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IAGON</text:p>
          </table:table-cell>
          <table:table-cell table:style-name="ce1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PATH(16)</text:p>
          </table:table-cell>
          <table:table-cell table:style-name="ce13" office:value-type="float" office:value="10">
            <text:p>10</text:p>
          </table:table-cell>
          <table:table-cell table:style-name="ce17" office:value-type="string">
            <text:p>FOLLOWER</text:p>
          </table:table-cell>
          <table:table-cell table:style-name="ce1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CORNER</text:p>
          </table:table-cell>
          <table:table-cell table:style-name="ce13" office:value-type="float" office:value="8">
            <text:p>8</text:p>
          </table:table-cell>
          <table:table-cell table:style-name="ce17" office:value-type="string">
            <text:p>GYRO</text:p>
          </table:table-cell>
          <table:table-cell table:style-name="ce1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SIDE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FOLLOWER</text:p>
          </table:table-cell>
          <table:table-cell table:style-name="ce1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CIRCLE(80)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FOLLOWER</text:p>
          </table:table-cell>
          <table:table-cell table:style-name="ce1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10">
            <text:p>10</text:p>
          </table:table-cell>
          <table:table-cell table:style-name="ce17" office:value-type="string">
            <text:p>GYRO</text:p>
          </table:table-cell>
          <table:table-cell table:style-name="ce1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NOISE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FOLLOWER</text:p>
          </table:table-cell>
          <table:table-cell table:style-name="ce1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LORD</text:p>
          </table:table-cell>
          <table:table-cell table:style-name="ce1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SHIELD</text:p>
          </table:table-cell>
          <table:table-cell table:style-name="ce1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CIRCLE(80)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FOLLOWER, GYRO</text:p>
          </table:table-cell>
          <table:table-cell table:style-name="ce1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BORDER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TANK</text:p>
          </table:table-cell>
          <table:table-cell table:style-name="ce1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DIAGON</text:p>
          </table:table-cell>
          <table:table-cell table:style-name="ce1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ATH(18)</text:p>
          </table:table-cell>
          <table:table-cell table:style-name="ce13" office:value-type="float" office:value="40">
            <text:p>40</text:p>
          </table:table-cell>
          <table:table-cell table:style-name="ce17" office:value-type="string">
            <text:p>FOLLOWER</text:p>
          </table:table-cell>
          <table:table-cell table:style-name="ce1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CIRCLE_SEEK(80)</text:p>
          </table:table-cell>
          <table:table-cell table:style-name="ce13" office:value-type="float" office:value="32">
            <text:p>32</text:p>
          </table:table-cell>
          <table:table-cell table:style-name="ce17" office:value-type="string">
            <text:p>FOLLOWER</text:p>
          </table:table-cell>
          <table:table-cell table:style-name="ce13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RAPTOR</text:p>
          </table:table-cell>
          <table:table-cell table:style-name="ce1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00">
            <text:p>12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WHALE</text:p>
          </table:table-cell>
          <table:table-cell table:style-name="ce1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00">
            <text:p>18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CIRCLE_SEEK(60)</text:p>
          </table:table-cell>
          <table:table-cell table:style-name="ce13" office:value-type="float" office:value="40">
            <text:p>40</text:p>
          </table:table-cell>
          <table:table-cell table:style-name="ce17" office:value-type="string">
            <text:p>FOLLOWER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400">
            <text:p>2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MIRROR</text:p>
          </table:table-cell>
          <table:table-cell table:style-name="ce13" office:value-type="float" office:value="40">
            <text:p>40</text:p>
          </table:table-cell>
          <table:table-cell table:style-name="ce17" office:value-type="string">
            <text:p>GYRO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ATH(16)</text:p>
          </table:table-cell>
          <table:table-cell table:style-name="ce13" office:value-type="float" office:value="40">
            <text:p>40</text:p>
          </table:table-cell>
          <table:table-cell table:style-name="ce17" office:value-type="string">
            <text:p>GYRO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400">
            <text:p>2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PATH(16)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SHIELD</text:p>
          </table:table-cell>
          <table:table-cell table:style-name="ce1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00">
            <text:p>2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RAPTOR</text:p>
          </table:table-cell>
          <table:table-cell table:style-name="ce1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00">
            <text:p>2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COWARD</text:p>
          </table:table-cell>
          <table:table-cell table:style-name="ce1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00">
            <text:p>2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string">
            <text:p>NOISE</text:p>
          </table:table-cell>
          <table:table-cell table:style-name="ce13" office:value-type="float" office:value="10">
            <text:p>10</text:p>
          </table:table-cell>
          <table:table-cell table:style-name="ce17" office:value-type="string">
            <text:p>COWARD</text:p>
          </table:table-cell>
          <table:table-cell table:style-name="ce1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00">
            <text:p>2400</text:p>
          </table:table-cell>
          <table:table-cell/>
          <table:table-cell table:style-name="ce18"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$EOF</text:p>
          </table:table-cell>
          <table:table-cell table:style-name="ce16"/>
          <table:table-cell table:style-name="ce12"/>
          <table:table-cell table:style-name="ce16" table:number-columns-repeated="1020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RAPTOR</text:p>
          </table:table-cell>
          <table:table-cell table:style-name="ce1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19" office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>
            <text:p>CIRCLE_SEEK(60)</text:p>
          </table:table-cell>
          <table:table-cell table:style-name="ce13" office:value-type="float" office:value="40">
            <text:p>40</text:p>
          </table:table-cell>
          <table:table-cell table:style-name="ce17" office:value-type="string">
            <text:p>CHASER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00">
            <text:p>3200</text:p>
          </table:table-cell>
          <table:table-cell/>
          <table:table-cell table:style-name="ce18" office:value-type="string">
            <text:p>F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office:value-type="string">
            <text:p>400 = 10s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office:value-type="string">
            <text:p>1200 = 30s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>
            <text:p>7200 = 3min</text:p>
          </table:table-cell>
          <table:table-cell table:number-columns-repeated="1012"/>
        </table:table-row>
        <table:table-row table:style-name="ro1">
          <table:table-cell office:value-type="string">
            <text:p>POINT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SHIELD</text:p>
          </table:table-cell>
          <table:table-cell table:style-name="ce1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19" office:value-type="string">
            <text:p>T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7"/>
          <table:table-cell table:style-name="ce19" office:value-type="string">
            <text:p>T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pgrades" table:style-name="ta1" table:print="false">
        <table:table-column table:style-name="co17" table:default-cell-style-name="Default"/>
        <table:table-column table:style-name="co18" table:default-cell-style-name="ce5"/>
        <table:table-column table:style-name="co4" table:number-columns-repeated="10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DIAGON_EGG_BONUS</text:p>
          </table:table-cell>
          <table:table-cell table:formula="of:=CONCATENATE([.$A2];&quot;_DESC&quot;)" office:value-type="string" office:string-value="DIAGON_EGG_BONUS_DESC">
            <text:p>DIAGON_EGG_BONUS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FOLLOWER_LIFE</text:p>
          </table:table-cell>
          <table:table-cell table:formula="of:=CONCATENATE([.$A3];&quot;_DESC&quot;)" office:value-type="string" office:string-value="FOLLOWER_LIFE_DESC">
            <text:p>FOLLOWER_LIF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FOLLOWER_SPEED</text:p>
          </table:table-cell>
          <table:table-cell table:formula="of:=CONCATENATE([.$A4];&quot;_DESC&quot;)" office:value-type="string" office:string-value="FOLLOWER_SPEED_DESC">
            <text:p>FOLLOWER_SPEE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PAWN_SPEED</text:p>
          </table:table-cell>
          <table:table-cell table:formula="of:=CONCATENATE([.$A5];&quot;_DESC&quot;)" office:value-type="string" office:string-value="SPAWN_SPEED_DESC">
            <text:p>SPAWN_SPEE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LORD_SPAWN_BONUS</text:p>
          </table:table-cell>
          <table:table-cell table:formula="of:=CONCATENATE([.$A6];&quot;_DESC&quot;)" office:value-type="string" office:string-value="LORD_SPAWN_BONUS_DESC">
            <text:p>LORD_SPAWN_BONUS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LORD_PANIC</text:p>
          </table:table-cell>
          <table:table-cell table:formula="of:=CONCATENATE([.$A7];&quot;_DESC&quot;)" office:value-type="string" office:string-value="LORD_PANIC_DESC">
            <text:p>LORD_PANIC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DIAGON_EGG_LIFE</text:p>
          </table:table-cell>
          <table:table-cell table:formula="of:=CONCATENATE([.$A8];&quot;_DESC&quot;)" office:value-type="string" office:string-value="DIAGON_EGG_LIFE_DESC">
            <text:p>DIAGON_EGG_LIF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GYRO_SPEED</text:p>
          </table:table-cell>
          <table:table-cell table:formula="of:=CONCATENATE([.$A9];&quot;_DESC&quot;)" office:value-type="string" office:string-value="GYRO_SPEED_DESC">
            <text:p>GYRO_SPEE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GYRO_FAST_OPEN</text:p>
          </table:table-cell>
          <table:table-cell table:formula="of:=CONCATENATE([.$A10];&quot;_DESC&quot;)" office:value-type="string" office:string-value="GYRO_FAST_OPEN_DESC">
            <text:p>GYRO_FAST_OPEN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BONUS_TIME_MINI</text:p>
          </table:table-cell>
          <table:table-cell table:formula="of:=CONCATENATE([.$A11];&quot;_DESC&quot;)" office:value-type="string" office:string-value="BONUS_TIME_MINI_DESC">
            <text:p>BONUS_TIME_MINI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TANK_ULTRA_FIRE</text:p>
          </table:table-cell>
          <table:table-cell table:formula="of:=CONCATENATE([.$A12];&quot;_DESC&quot;)" office:value-type="string" office:string-value="TANK_ULTRA_FIRE_DESC">
            <text:p>TANK_ULTRA_FIR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RAPTOR_FIRE</text:p>
          </table:table-cell>
          <table:table-cell table:formula="of:=CONCATENATE([.$A13];&quot;_DESC&quot;)" office:value-type="string" office:string-value="RAPTOR_FIRE_DESC">
            <text:p>RAPTOR_FIR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PAWN_FOLLOWER_ON_DEATH</text:p>
          </table:table-cell>
          <table:table-cell table:formula="of:=CONCATENATE([.$A14];&quot;_DESC&quot;)" office:value-type="string" office:string-value="SPAWN_FOLLOWER_ON_DEATH_DESC">
            <text:p>SPAWN_FOLLOWER_ON_DEATH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RAPTOR_ATTACK_SPEED</text:p>
          </table:table-cell>
          <table:table-cell table:formula="of:=CONCATENATE([.$A15];&quot;_DESC&quot;)" office:value-type="string" office:string-value="RAPTOR_ATTACK_SPEED_DESC">
            <text:p>RAPTOR_ATTACK_SPEE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TANK_ARC</text:p>
          </table:table-cell>
          <table:table-cell table:formula="of:=CONCATENATE([.$A16];&quot;_DESC&quot;)" office:value-type="string" office:string-value="TANK_ARC_DESC">
            <text:p>TANK_ARC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ELECTRIC_WALLS</text:p>
          </table:table-cell>
          <table:table-cell table:formula="of:=CONCATENATE([.$A17];&quot;_DESC&quot;)" office:value-type="string" office:string-value="ELECTRIC_WALLS_DESC">
            <text:p>ELECTRIC_WALLS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LORD_REVENGE</text:p>
          </table:table-cell>
          <table:table-cell table:formula="of:=CONCATENATE([.$A18];&quot;_DESC&quot;)" office:value-type="string" office:string-value="LORD_REVENGE_DESC">
            <text:p>LORD_REVENG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FOLLOWER_DIVIDE</text:p>
          </table:table-cell>
          <table:table-cell table:formula="of:=CONCATENATE([.$A19];&quot;_DESC&quot;)" office:value-type="string" office:string-value="FOLLOWER_DIVIDE_DESC">
            <text:p>FOLLOWER_DIVID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CHOICE_MINUS_ONE</text:p>
          </table:table-cell>
          <table:table-cell table:formula="of:=CONCATENATE([.$A20];&quot;_DESC&quot;)" office:value-type="string" office:string-value="CHOICE_MINUS_ONE_DESC">
            <text:p>CHOICE_MINUS_ON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BONUS_TIME_FIRST</text:p>
          </table:table-cell>
          <table:table-cell table:formula="of:=CONCATENATE([.$A21];&quot;_DESC&quot;)" office:value-type="string" office:string-value="BONUS_TIME_FIRST_DESC">
            <text:p>BONUS_TIME_FIRST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BONUS_TIME_SECOND</text:p>
          </table:table-cell>
          <table:table-cell table:formula="of:=CONCATENATE([.$A22];&quot;_DESC&quot;)" office:value-type="string" office:string-value="BONUS_TIME_SECOND_DESC">
            <text:p>BONUS_TIME_SECON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TICKY_SLIME</text:p>
          </table:table-cell>
          <table:table-cell table:formula="of:=CONCATENATE([.$A23];&quot;_DESC&quot;)" office:value-type="string" office:string-value="STICKY_SLIME_DESC">
            <text:p>STICKY_SLIM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HIELD_REFLECT</text:p>
          </table:table-cell>
          <table:table-cell table:formula="of:=CONCATENATE([.$A24];&quot;_DESC&quot;)" office:value-type="string" office:string-value="SHIELD_REFLECT_DESC">
            <text:p>SHIELD_REFLECT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HIELD_TURN</text:p>
          </table:table-cell>
          <table:table-cell table:formula="of:=CONCATENATE([.$A25];&quot;_DESC&quot;)" office:value-type="string" office:string-value="SHIELD_TURN_DESC">
            <text:p>SHIELD_TURN_DESC</text:p>
          </table:table-cell>
          <table:table-cell table:number-columns-repeated="1021"/>
        </table:table-row>
        <table:table-row table:style-name="ro1">
          <table:table-cell office:value-type="string">
            <text:p>AUTOSPAWN_GYRO</text:p>
          </table:table-cell>
          <table:table-cell table:formula="of:=CONCATENATE([.$A26];&quot;_DESC&quot;)" office:value-type="string" office:string-value="AUTOSPAWN_GYRO_DESC">
            <text:p>AUTOSPAWN_GYRO_DESC</text:p>
          </table:table-cell>
          <table:table-cell table:number-columns-repeated="1021"/>
        </table:table-row>
        <table:table-row table:style-name="ro1">
          <table:table-cell office:value-type="string">
            <text:p>AUTOSPAWN_FOLLOWER</text:p>
          </table:table-cell>
          <table:table-cell table:formula="of:=CONCATENATE([.$A27];&quot;_DESC&quot;)" office:value-type="string" office:string-value="AUTOSPAWN_FOLLOWER_DESC">
            <text:p>AUTOSPAWN_FOLLOWER_DESC</text:p>
          </table:table-cell>
          <table:table-cell table:number-columns-repeated="1021"/>
        </table:table-row>
        <table:table-row table:style-name="ro1">
          <table:table-cell office:value-type="string">
            <text:p>AMBUSH_TANK</text:p>
          </table:table-cell>
          <table:table-cell table:formula="of:=CONCATENATE([.$A28];&quot;_DESC&quot;)" office:value-type="string" office:string-value="AMBUSH_TANK_DESC">
            <text:p>AMBUSH_TANK_DESC</text:p>
          </table:table-cell>
          <table:table-cell table:number-columns-repeated="1021"/>
        </table:table-row>
        <table:table-row table:style-name="ro1">
          <table:table-cell office:value-type="string">
            <text:p>SOFT_WALL</text:p>
          </table:table-cell>
          <table:table-cell table:formula="of:=CONCATENATE([.$A29];&quot;_DESC&quot;)" office:value-type="string" office:string-value="SOFT_WALL_DESC">
            <text:p>SOFT_WALL_DESC</text:p>
          </table:table-cell>
          <table:table-cell table:number-columns-repeated="1021"/>
        </table:table-row>
        <table:table-row table:style-name="ro1">
          <table:table-cell office:value-type="string">
            <text:p>BULLET_SLIME</text:p>
          </table:table-cell>
          <table:table-cell table:formula="of:=CONCATENATE([.$A30];&quot;_DESC&quot;)" office:value-type="string" office:string-value="BULLET_SLIME_DESC">
            <text:p>BULLET_SLIME_DESC</text:p>
          </table:table-cell>
          <table:table-cell table:number-columns-repeated="1021"/>
        </table:table-row>
        <table:table-row table:style-name="ro1">
          <table:table-cell table:style-name="ce15" office:value-type="string">
            <text:p>$EOF</text:p>
          </table:table-cell>
          <table:table-cell table:style-name="ce8"/>
          <table:table-cell table:style-name="ce15"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3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GUN_SLIME</text:p>
          </table:table-cell>
          <table:table-cell office:value-type="string">
            <text:p>Le slime ralenti votre cadence de tir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17/01/2013</text:date>, <text:time>11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5H40M38S</meta:editing-duration>
    <meta:editing-cycles>369</meta:editing-cycles>
    <meta:generator>LibreOffice/3.4$Win32 LibreOffice_project/340m1$Build-302</meta:generator>
    <dc:date>2013-01-17T11:22:46.72</dc:date>
    <meta:document-statistic meta:table-count="3" meta:cell-count="351" meta:object-count="0"/>
    <meta:user-defined meta:name="Info 1"/>
    <meta:user-defined meta:name="Info 2"/>
    <meta:user-defined meta:name="Info 3"/>
    <meta:user-defined meta:name="Info 4"/>
  </office:meta>
</office:document-meta>
</file>